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35069" officeooo:paragraph-rsid="00135069"/>
    </style:style>
    <style:style style:name="P2" style:family="paragraph" style:parent-style-name="Standard">
      <style:paragraph-properties fo:text-align="end" style:justify-single-word="false"/>
      <style:text-properties officeooo:rsid="00135069" officeooo:paragraph-rsid="00135069"/>
    </style:style>
    <style:style style:name="P3" style:family="paragraph" style:parent-style-name="Standard">
      <style:paragraph-properties fo:text-align="center" style:justify-single-word="false"/>
      <style:text-properties officeooo:rsid="00135069" officeooo:paragraph-rsid="00135069"/>
    </style:style>
    <style:style style:name="P4" style:family="paragraph" style:parent-style-name="Standard">
      <style:text-properties officeooo:rsid="00135069" officeooo:paragraph-rsid="0014f61d"/>
    </style:style>
    <style:style style:name="P5" style:family="paragraph" style:parent-style-name="Standard">
      <style:text-properties officeooo:rsid="00135069" officeooo:paragraph-rsid="0015d067"/>
    </style:style>
    <style:style style:name="P6" style:family="paragraph" style:parent-style-name="Standard">
      <style:text-properties officeooo:rsid="00135069" officeooo:paragraph-rsid="0015ff93"/>
    </style:style>
    <style:style style:name="P7" style:family="paragraph" style:parent-style-name="Standard">
      <style:text-properties officeooo:rsid="00135069" officeooo:paragraph-rsid="00167c7a"/>
    </style:style>
    <style:style style:name="P8" style:family="paragraph" style:parent-style-name="Standard">
      <style:text-properties officeooo:rsid="0013a999" officeooo:paragraph-rsid="0013a999"/>
    </style:style>
    <style:style style:name="P9" style:family="paragraph" style:parent-style-name="Standard">
      <style:text-properties fo:font-weight="normal" officeooo:rsid="00135069" officeooo:paragraph-rsid="0014f61d" style:font-weight-asian="normal" style:font-weight-complex="normal"/>
    </style:style>
    <style:style style:name="P10" style:family="paragraph" style:parent-style-name="Standard">
      <style:text-properties fo:font-weight="normal" officeooo:rsid="00135069" officeooo:paragraph-rsid="0015d067" style:font-weight-asian="normal" style:font-weight-complex="normal"/>
    </style:style>
    <style:style style:name="P11" style:family="paragraph" style:parent-style-name="Standard">
      <style:text-properties fo:font-weight="normal" officeooo:rsid="00135069" officeooo:paragraph-rsid="00167c7a" style:font-weight-asian="normal" style:font-weight-complex="normal"/>
    </style:style>
    <style:style style:name="P12" style:family="paragraph" style:parent-style-name="Standard">
      <style:text-properties fo:font-weight="normal" officeooo:rsid="0015b453" officeooo:paragraph-rsid="0015b453" style:font-weight-asian="normal" style:font-weight-complex="normal"/>
    </style:style>
    <style:style style:name="P13" style:family="paragraph" style:parent-style-name="Standard">
      <style:text-properties fo:font-weight="normal" officeooo:rsid="0015d067" officeooo:paragraph-rsid="0015d067" style:font-weight-asian="normal" style:font-weight-complex="normal"/>
    </style:style>
    <style:style style:name="P14" style:family="paragraph" style:parent-style-name="Standard">
      <style:text-properties fo:font-weight="normal" officeooo:rsid="0015d067" officeooo:paragraph-rsid="00167c7a" style:font-weight-asian="normal" style:font-weight-complex="normal"/>
    </style:style>
    <style:style style:name="P15" style:family="paragraph" style:parent-style-name="Standard">
      <style:text-properties fo:font-weight="normal" officeooo:rsid="0015ff93" officeooo:paragraph-rsid="0015ff93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officeooo:rsid="00135069" officeooo:paragraph-rsid="00135069"/>
    </style:style>
    <style:style style:name="P17" style:family="paragraph" style:parent-style-name="Standard">
      <style:text-properties fo:font-weight="bold" officeooo:rsid="0015d067" officeooo:paragraph-rsid="0015d067" style:font-weight-asian="bold" style:font-weight-complex="bold"/>
    </style:style>
    <style:style style:name="P18" style:family="paragraph" style:parent-style-name="Standard">
      <style:text-properties officeooo:rsid="0015ff93" officeooo:paragraph-rsid="0015ff9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a999" style:font-weight-asian="bold" style:font-weight-complex="bold"/>
    </style:style>
    <style:style style:name="T3" style:family="text">
      <style:text-properties fo:font-weight="bold" officeooo:rsid="0014f61d" style:font-weight-asian="bold" style:font-weight-complex="bold"/>
    </style:style>
    <style:style style:name="T4" style:family="text">
      <style:text-properties fo:font-weight="bold" officeooo:rsid="0015b453" style:font-weight-asian="bold" style:font-weight-complex="bold"/>
    </style:style>
    <style:style style:name="T5" style:family="text">
      <style:text-properties fo:font-weight="bold" officeooo:rsid="0015d067" style:font-weight-asian="bold" style:font-weight-complex="bold"/>
    </style:style>
    <style:style style:name="T6" style:family="text">
      <style:text-properties fo:font-weight="bold" officeooo:rsid="00167c7a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3a999" style:font-weight-asian="normal" style:font-weight-complex="normal"/>
    </style:style>
    <style:style style:name="T9" style:family="text">
      <style:text-properties fo:font-weight="normal" officeooo:rsid="0014f61d" style:font-weight-asian="normal" style:font-weight-complex="normal"/>
    </style:style>
    <style:style style:name="T10" style:family="text">
      <style:text-properties fo:font-weight="normal" officeooo:rsid="0015d067" style:font-weight-asian="normal" style:font-weight-complex="normal"/>
    </style:style>
    <style:style style:name="T11" style:family="text">
      <style:text-properties fo:font-weight="normal" officeooo:rsid="0015ff93" style:font-weight-asian="normal" style:font-weight-complex="normal"/>
    </style:style>
    <style:style style:name="T12" style:family="text">
      <style:text-properties officeooo:rsid="0013a999"/>
    </style:style>
    <style:style style:name="T13" style:family="text">
      <style:text-properties officeooo:rsid="0014f61d"/>
    </style:style>
    <style:style style:name="T14" style:family="text">
      <style:text-properties officeooo:rsid="0015b453"/>
    </style:style>
    <style:style style:name="T15" style:family="text">
      <style:text-properties officeooo:rsid="0015d067"/>
    </style:style>
    <style:style style:name="T16" style:family="text">
      <style:text-properties style:text-underline-style="solid" style:text-underline-width="auto" style:text-underline-color="font-color" officeooo:rsid="0015d067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13a999" style:font-weight-asian="normal" style:font-weight-complex="normal"/>
    </style:style>
    <style:style style:name="T19" style:family="text">
      <style:text-properties officeooo:rsid="00167c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(Ek I-Forma IV)</text:p>
      <text:p text:style-name="P3"/>
      <text:p text:style-name="P3"/>
      <text:p text:style-name="P3"/>
      <text:p text:style-name="P3">KUZEY KIBRIS TÜRK CUMHURİYETİ YURTTAŞLIK YASASI MADDE <text:span text:style-name="T15">7</text:span></text:p>
      <text:p text:style-name="P3"/>
      <text:p text:style-name="P3">(Tüzük, Madde 7)</text:p>
      <text:p text:style-name="P3"/>
      <text:p text:style-name="P3">KKTC Yurttaşlığının Evlenme Yolu İle Kazanılmasının Kaydı İçin Dilekçe:-</text:p>
      <text:p text:style-name="P3"/>
      <text:p text:style-name="P3"/>
      <text:p text:style-name="P3"/>
      <text:p text:style-name="P16">I Kişi Hakkında Bilgi:</text:p>
      <text:p text:style-name="P1"/>
      <text:p text:style-name="P7"><text:tab/>1- <text:tab/>Ben <text:span text:style-name="T1">HACI MURAT BALCI, 12/12/1968 </text:span><text:span text:style-name="T7">tarihinde </text:span><text:span text:style-name="T1">TOKAT </text:span><text:span text:style-name="T7">’ta doğdum. Halen <text:tab/></text:span></text:p>
      <text:p text:style-name="P7"><text:span text:style-name="T7"><text:tab/><text:tab/></text:span><text:span text:style-name="T2">KÜMBET MAH. SÜREYYABEY CAD. No:6 İÇKAPI No: 8</text:span></text:p>
      <text:p text:style-name="P7"><text:span text:style-name="T2"><text:tab/><text:tab/>MERKEZ/TOKAT</text:span><text:span text:style-name="T8"> <text:tab/>adresinde ikamet etmekteyim. </text:span></text:p>
      <text:p text:style-name="P5"><text:span text:style-name="T8"><text:tab/></text:span></text:p>
      <text:p text:style-name="P5"><text:span text:style-name="T8"><text:tab/>2- <text:tab/>Babamın tam ismi </text:span><text:span text:style-name="T2">MUSTAFA BALCI ‘</text:span><text:span text:style-name="T8">dır ve </text:span><text:span text:style-name="T2"><text:s/>05/07/1936 </text:span><text:span text:style-name="T8">tarihinde </text:span><text:span text:style-name="T2">TOKAT</text:span><text:span text:style-name="T8"> ‘ta <text:tab/><text:tab/>doğmuştur.</text:span></text:p>
      <text:p text:style-name="P5"><text:span text:style-name="T8"><text:tab/></text:span></text:p>
      <text:p text:style-name="P7"><text:span text:style-name="T8"><text:tab/>3- <text:tab/>Annemin tam ismi </text:span><text:span text:style-name="T2">HASİBE BALCI </text:span><text:span text:style-name="T8">‘dır ve </text:span><text:span text:style-name="T2">08/07/1931 </text:span><text:span text:style-name="T8">tarinde </text:span><text:span text:style-name="T2">TOKAT</text:span><text:span text:style-name="T8"> ‘ta</text:span></text:p>
      <text:p text:style-name="P7"><text:span text:style-name="T8"><text:tab/><text:tab/>doğmuştur.</text:span></text:p>
      <text:p text:style-name="P1"><text:span text:style-name="T8"/></text:p>
      <text:p text:style-name="P1"><text:span text:style-name="T8"/></text:p>
      <text:p text:style-name="P1"><text:span text:style-name="T8"/></text:p>
      <text:p text:style-name="P8"><text:span text:style-name="T18">I</text:span><text:span text:style-name="T17">I- Evlendiği Karı Hakkında Bilgi</text:span></text:p>
      <text:p text:style-name="P1"/>
      <text:p text:style-name="P4"><text:tab/><text:span text:style-name="T12">4- <text:tab/></text:span><text:span text:style-name="T2">20/06/1992</text:span><text:span text:style-name="T8"> tarihinde </text:span><text:span text:style-name="T2">TOKAT</text:span><text:span text:style-name="T8"> ’ta </text:span><text:span text:style-name="T2">PERVİN ÖZLEM BALCI </text:span><text:span text:style-name="T8"><text:s/>ile evlendim.</text:span></text:p>
      <text:p text:style-name="P5"><text:span text:style-name="T8"><text:tab/></text:span></text:p>
      <text:p text:style-name="P5"><text:span text:style-name="T8"><text:tab/></text:span><text:span text:style-name="T9">5- <text:tab/>Mesleği </text:span><text:span text:style-name="T3">UZMAN DOKTOR</text:span><text:span text:style-name="T9"> ‘dur.</text:span></text:p>
      <text:p text:style-name="P5"><text:span text:style-name="T9"><text:tab/></text:span></text:p>
      <text:p text:style-name="P5"><text:span text:style-name="T9"><text:tab/>6- <text:tab/>Karım </text:span><text:span text:style-name="T3">24/01/1968 </text:span><text:span text:style-name="T9">tarihinde </text:span><text:span text:style-name="T3">GAZİ MA</text:span><text:span text:style-name="T6">Ğ</text:span><text:span text:style-name="T3">USA </text:span><text:span text:style-name="T9">‘da doğmuştur.</text:span><text:span text:style-name="T8"> <text:s/></text:span></text:p>
      <text:p text:style-name="P10"><text:span text:style-name="T12"><text:tab/></text:span></text:p>
      <text:p text:style-name="P10"><text:span text:style-name="T12"><text:tab/>7- <text:tab/>Karımın babasının tam ismi </text:span><text:span text:style-name="T3">RECEP NEVZAT</text:span><text:span text:style-name="T13"> ‘tır ve </text:span><text:span text:style-name="T3">24/06/1947</text:span><text:span text:style-name="T13"> tarihinde </text:span><text:span text:style-name="T3">GAZİ <text:tab/><text:tab/>MA</text:span><text:span text:style-name="T6">Ğ</text:span><text:span text:style-name="T3">USA</text:span><text:span text:style-name="T13"> ‘da doğmuştur.</text:span></text:p>
      <text:p text:style-name="P10"><text:tab/></text:p>
      <text:p text:style-name="P10"><text:span text:style-name="T13"><text:tab/>8- <text:tab/>Evliliğim devam ediyor. </text:span></text:p>
      <text:p text:style-name="P10"><text:tab/></text:p>
      <text:p text:style-name="P10"><text:span text:style-name="T14"><text:tab/>9- <text:tab/>Karım KKTC Yurttaşı anne ve babadan doğduğu için KKTC Yurttaşıdır.</text:span></text:p>
      <text:p text:style-name="P10"><text:tab/></text:p>
      <text:p text:style-name="P11"><text:span text:style-name="T14"><text:tab/>10- <text:tab/>Evlilikten doğan çocuklarımız halen</text:span><text:span text:style-name="T4"> GAZİ MAGUSA </text:span><text:span text:style-name="T14">’da ikamet etmekte ve</text:span></text:p>
      <text:p text:style-name="P11"><text:span text:style-name="T14"><text:tab/><text:tab/></text:span><text:span text:style-name="T4">DOĞU AKDENİZ ÜNİVERSİTESİNDE </text:span><text:span text:style-name="T14">okumaktadırlarisim, yaş ve yurttaşlığı</text:span></text:p>
      <text:p text:style-name="P11"><text:span text:style-name="T14"><text:s/><text:tab/><text:tab/>aşağıdaki gibidir.</text:span></text:p>
      <text:p text:style-name="P10"><text:tab/><text:tab/></text:p>
      <text:p text:style-name="P10"><text:tab/><text:span text:style-name="T16">Adı Soyadı<text:tab/><text:tab/>Doğum Tarihi ve Yeri<text:tab/><text:tab/>Yurttaşlığı<text:tab/>Okuduğu Bölüm</text:span></text:p>
      <text:p text:style-name="P10"><text:tab/><text:span text:style-name="T4">Ali Umut BALCI <text:tab/>12/12/1968 </text:span><text:span text:style-name="T5">–</text:span><text:span text:style-name="T4"> TOKAT<text:tab/>KKTC ve TC </text:span><text:span text:style-name="T5">Mimarlık</text:span></text:p>
      <text:p text:style-name="P9"><text:tab/><text:span text:style-name="T4">Yasemin BALCI<text:tab/></text:span><text:span text:style-name="T5">08</text:span><text:span text:style-name="T4">/06/2000 </text:span><text:span text:style-name="T5">–</text:span><text:span text:style-name="T4"> TOKAT<text:tab/>KKTC ve TC </text:span><text:span text:style-name="T5">Tıp</text:span></text:p>
      <text:p text:style-name="P11"><text:tab/></text:p>
      <text:p text:style-name="P11"/>
      <text:p text:style-name="P11"/>
      <text:p text:style-name="P11"><text:soft-page-break/><text:span text:style-name="T15"><text:tab/>11- İşbu dilekçe ile KKTC Yurttaşı olarak kaydımın yapılmasını talep ederim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KKTC Adres Bilgileri</text:p>
      <text:p text:style-name="P13"><text:span text:style-name="T19">6, </text:span>Savaş <text:span text:style-name="T19">Yolu</text:span> </text:p>
      <text:p text:style-name="P14">Sakarya <text:span text:style-name="T19">Mah.</text:span></text:p>
      <text:p text:style-name="P14">Gazi Ma<text:span text:style-name="T19">ğ</text:span>usa</text:p>
      <text:p text:style-name="P13">+90 392 365 1242</text:p>
      <text:p text:style-name="P12"/>
      <text:p text:style-name="P17">Türkiye Adres Bilgileri</text:p>
      <text:p text:style-name="P13">Kümbet Mah. Süreyyabey Cad.</text:p>
      <text:p text:style-name="P13">No:6/8 Tokat-Türkiye</text:p>
      <text:p text:style-name="P13">+90 505 320 2240</text:p>
      <text:p text:style-name="P13">+90 533 324 7292</text:p>
      <text:p text:style-name="P5"><text:span text:style-name="T8"/></text:p>
      <text:p text:style-name="P18"><text:span text:style-name="T8">E</text:span><text:span text:style-name="T7">KLER</text:span></text:p>
      <text:p text:style-name="P5"><text:span text:style-name="T11">1- </text:span><text:span text:style-name="T9">Vukuatlı Nufus Kayıt Örneği aslı –</text:span><text:span text:style-name="T10"> Elektronik </text:span><text:span text:style-name="T11">belge</text:span></text:p>
      <text:p text:style-name="P6"><text:span text:style-name="T9"><text:s text:c="4"/>Yerleşim Yeri ve Diğer Adres Belgesi aslı –</text:span><text:span text:style-name="T10"> Elektronik </text:span><text:span text:style-name="T11">belge</text:span></text:p>
      <text:p text:style-name="P6"><text:span text:style-name="T11">2- </text:span><text:span text:style-name="T9">Uluslararası Evlilik Cüzdanı aslı ve fotokopisi</text:span></text:p>
      <text:p text:style-name="P15">3- Konut Bildirim Formu – Form 5</text:p>
      <text:p text:style-name="P4"><text:span text:style-name="T11">4- Karma ait </text:span><text:span text:style-name="T9">KKTC Kimliği aslı ve fotokopisi</text:span></text:p>
      <text:p text:style-name="P6"><text:span text:style-name="T11"><text:s text:c="5"/>Karımın Annesine ait </text:span><text:span text:style-name="T9">KKTC Kimli</text:span><text:span text:style-name="T11">k</text:span><text:span text:style-name="T9"> fotokopisi</text:span></text:p>
      <text:p text:style-name="P15">5- Meslek (Diploma aslı ve fotokopisi)</text:p>
      <text:p text:style-name="P15">6- Polis Muhaceretten alınmış giriş-çıkış dökümü</text:p>
      <text:p text:style-name="P15">7- TC Kimlik aslı ve fotokopisi</text:p>
      <text:p text:style-name="P15">8- Terhis Belges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0:07:44.075448132</meta:creation-date>
    <dc:date>2019-08-06T11:23:37.086910574</dc:date>
    <meta:editing-duration>PT9M41S</meta:editing-duration>
    <meta:editing-cycles>1</meta:editing-cycles>
    <meta:document-statistic meta:table-count="0" meta:image-count="0" meta:object-count="0" meta:page-count="2" meta:paragraph-count="56" meta:word-count="288" meta:character-count="1934" meta:non-whitespace-character-count="1614"/>
    <meta:generator>LibreOffice/5.2.7.2$Linux_X86_64 LibreOffice_project/20m0$Build-2</meta:generator>
  </office:meta>
</office:document-meta>
</file>